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text-properties fo:font-size="32pt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font-size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layer="layout" svg:width="7.309cm" svg:height="3.936cm" svg:x="0.946cm" svg:y="6.224cm">
          <draw:text-box>
            <text:p text:style-name="P1">Interactors (refl)</text:p>
            <text:p text:style-name="P1">*base interactor</text:p>
            <text:p text:style-name="P1">*layer interactor</text:p>
            <text:p text:style-name="P1">*roughness interactor</text:p>
            <text:p text:style-name="P1">*</text:p>
          </draw:text-box>
        </draw:frame>
        <draw:frame draw:style-name="gr1" draw:layer="layout" svg:width="2.492cm" svg:height="0.988cm" svg:x="10.16cm" svg:y="3.457cm">
          <draw:text-box>
            <text:p text:style-name="P1">binder</text:p>
          </draw:text-box>
        </draw:frame>
        <draw:frame draw:style-name="gr1" draw:text-style-name="P3" draw:layer="layout" svg:width="12.614cm" svg:height="1.568cm" svg:x="6.436cm" svg:y="0.337cm">
          <draw:text-box>
            <text:p text:style-name="P2"><text:span text:style-name="T1">Matplotlib Extens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1</text:page-number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5$Build-9073</meta:generator>
    <meta:initial-creator>Brandon</meta:initial-creator>
    <meta:creation-date>2008-02-11T14:27:37</meta:creation-date>
    <dc:creator>Brandon</dc:creator>
    <dc:date>2008-02-11T14:59:45</dc:date>
    <dc:language>en-US</dc:language>
    <meta:editing-cycles>3</meta:editing-cycles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